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pple-system" svg:font-family="apple-system, BlinkMacSystemFont, 'Helvetica Neue', 'PingFang SC', 'Microsoft YaHei', 'Source Han Sans SC', 'Noto Sans CJK SC', 'WenQuanYi Micro Hei',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新宋体" svg:font-family="新宋体"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1a1a1a" fo:font-size="14pt" fo:letter-spacing="normal" style:font-name-asian="apple-system" style:font-size-asian="14pt" style:font-style-asian="normal" style:font-weight-asian="normal" style:font-size-complex="14pt"/>
    </style:style>
    <style:style style:name="P2" style:family="paragraph" style:parent-style-name="Text_20_body">
      <style:paragraph-properties fo:margin-left="0cm" fo:margin-right="0cm" fo:orphans="2" fo:widows="2" fo:text-indent="0cm" style:auto-text-indent="false"/>
      <style:text-properties fo:font-size="14pt" style:font-size-asian="14pt" style:font-size-complex="14pt"/>
    </style:style>
    <style:style style:name="P3" style:family="paragraph" style:parent-style-name="Text_20_body">
      <style:paragraph-properties fo:margin-left="0cm" fo:margin-right="0cm" fo:orphans="2" fo:widows="2" fo:text-indent="0cm" style:auto-text-indent="false"/>
      <style:text-properties fo:font-size="14pt" officeooo:rsid="000a346e" officeooo:paragraph-rsid="000a346e" style:font-size-asian="14pt" style:font-size-complex="14pt"/>
    </style:style>
    <style:style style:name="P4" style:family="paragraph" style:parent-style-name="Text_20_body">
      <style:paragraph-properties fo:margin-left="0cm" fo:margin-right="0cm" fo:orphans="2" fo:widows="2" fo:text-indent="0cm" style:auto-text-indent="false"/>
      <style:text-properties fo:font-size="14pt" officeooo:rsid="0005e419" officeooo:paragraph-rsid="00074504" style:font-size-asian="14pt" style:font-size-complex="14pt"/>
    </style:style>
    <style:style style:name="P5" style:family="paragraph" style:parent-style-name="Heading_20_2">
      <style:text-properties fo:font-variant="normal" fo:text-transform="none" fo:color="#1a1a1a" fo:font-size="14pt" fo:letter-spacing="normal" officeooo:rsid="0002d8ff" officeooo:paragraph-rsid="00074504" style:font-name-asian="apple-system" style:font-size-asian="14pt" style:font-style-asian="normal" style:font-weight-asian="normal" style:font-size-complex="14pt"/>
    </style:style>
    <style:style style:name="P6" style:family="paragraph" style:parent-style-name="Text_20_body" style:list-style-name="L1">
      <style:paragraph-properties fo:orphans="2" fo:widows="2"/>
      <style:text-properties fo:font-size="14pt" officeooo:paragraph-rsid="0007cca4" style:font-size-asian="14pt" style:font-size-complex="14pt"/>
    </style:style>
    <style:style style:name="P7" style:family="paragraph" style:parent-style-name="Text_20_body" style:list-style-name="L1">
      <style:paragraph-properties fo:orphans="2" fo:widows="2"/>
      <style:text-properties fo:font-size="14pt" officeooo:paragraph-rsid="00098323" style:font-size-asian="14pt" style:font-size-complex="14pt"/>
    </style:style>
    <style:style style:name="P8" style:family="paragraph" style:parent-style-name="Text_20_body" style:list-style-name="L1">
      <style:paragraph-properties fo:orphans="2" fo:widows="2"/>
      <style:text-properties fo:font-size="14pt" officeooo:rsid="0003c006" officeooo:paragraph-rsid="000a346e" style:font-size-asian="14pt" style:font-size-complex="14pt"/>
    </style:style>
    <style:style style:name="P9" style:family="paragraph" style:parent-style-name="Text_20_body" style:list-style-name="L1">
      <style:paragraph-properties fo:orphans="2" fo:widows="2"/>
      <style:text-properties fo:font-size="14pt" officeooo:rsid="000a346e" officeooo:paragraph-rsid="000a346e" style:font-size-asian="14pt" style:font-size-complex="14pt"/>
    </style:style>
    <style:style style:name="P10" style:family="paragraph" style:parent-style-name="Text_20_body" style:list-style-name="L2">
      <style:paragraph-properties fo:orphans="2" fo:widows="2"/>
      <style:text-properties fo:font-size="14pt" officeooo:rsid="000a346e" officeooo:paragraph-rsid="000a346e" style:font-size-asian="14pt" style:font-size-complex="14pt"/>
    </style:style>
    <style:style style:name="P11" style:family="paragraph" style:parent-style-name="Text_20_body" style:list-style-name="L2">
      <style:paragraph-properties fo:orphans="2" fo:widows="2"/>
      <style:text-properties fo:font-size="14pt" officeooo:rsid="000a346e" officeooo:paragraph-rsid="000aa0e6" style:font-size-asian="14pt" style:font-size-complex="14pt"/>
    </style:style>
    <style:style style:name="P12" style:family="paragraph" style:parent-style-name="Text_20_body" style:list-style-name="L2">
      <style:paragraph-properties fo:orphans="2" fo:widows="2"/>
      <style:text-properties fo:font-size="14pt" officeooo:rsid="000a346e" officeooo:paragraph-rsid="00114f13" style:font-size-asian="14pt" style:font-size-complex="14pt"/>
    </style:style>
    <style:style style:name="P13" style:family="paragraph" style:parent-style-name="Text_20_body">
      <style:paragraph-properties fo:margin-left="0cm" fo:margin-right="0cm" fo:orphans="2" fo:widows="2" fo:text-indent="0cm" style:auto-text-indent="false"/>
      <style:text-properties fo:font-variant="normal" fo:text-transform="none" fo:color="#1a1a1a" fo:font-size="14pt" fo:letter-spacing="normal" style:font-name-asian="apple-system" style:font-size-asian="14pt" style:font-style-asian="normal" style:font-weight-asian="bold" style:font-size-complex="14pt"/>
    </style:style>
    <style:style style:name="P14" style:family="paragraph" style:parent-style-name="Text_20_body">
      <style:paragraph-properties fo:margin-left="0cm" fo:margin-right="0cm" fo:orphans="2" fo:widows="2" fo:text-indent="0cm" style:auto-text-indent="false"/>
      <style:text-properties fo:font-size="14pt" style:font-name-asian="apple-system" style:font-size-asian="14pt" style:font-style-asian="normal" style:font-weight-asian="bold" style:font-size-complex="14pt"/>
    </style:style>
    <style:style style:name="T1" style:family="text">
      <style:text-properties officeooo:rsid="00074504"/>
    </style:style>
    <style:style style:name="T2" style:family="text">
      <style:text-properties officeooo:rsid="0005e419"/>
    </style:style>
    <style:style style:name="T3" style:family="text">
      <style:text-properties officeooo:rsid="0007cc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在今年3月新冠肺炎开始缓和时候我有幸加入信恳智能核心业拓展务先锋的产品事业部大家庭，作为信恳产品事业部中的一员，现对加入公司以来的工作做年中总结：</text:h>
      <text:p text:style-name="P2">技术层面</text:p>
      <text:list xml:id="list614421704" text:style-name="L1">
        <text:list-item>
          <text:p text:style-name="P8">学习dart 语言并运用flutter框架完成android和IOS 双平台 iot 控制APP 开发工作</text:p>
          <text:p text:style-name="P8"><text:s text:c="2"/>目前进度是Alpha版到bata版过程，（控制指令暂时只能通过阿里云实现）</text:p>
        </text:list-item>
        <text:list-item>
          <text:p text:style-name="P6"><text:bookmark-start text:name="__DdeLink__4_2248258875"/><text:span text:style-name="T2">ESP</text:span><text:span text:style-name="T1">32 芯片 完成了IO 控制，PWM,LED，三色LED的通用化以及 OTA wifi功能开发</text:span><text:bookmark-end text:name="__DdeLink__4_2248258875"/></text:p>
          <text:p text:style-name="P6"><text:span text:style-name="T2"><text:s/>ESP</text:span><text:span text:style-name="T3">8266</text:span><text:span text:style-name="T1"> 芯片 完成了IO 控制，PWM,LED，三色LED的通用化以及 wifi功能开发</text:span></text:p>
          <text:p text:style-name="P7">目前进度 <text:span text:style-name="T2"><text:s/>ESP</text:span><text:span text:style-name="T3">8266</text:span><text:span text:style-name="T1"> OTA的实现MQTT对接实现过程， </text:span><text:span text:style-name="T2">ESP</text:span><text:span text:style-name="T1">32 和 </text:span><text:span text:style-name="T2">ESP</text:span><text:span text:style-name="T3">8266代码合并 共用一套代码 使用menuconfig配置根据环境变量自动生成不同的bin文件</text:span></text:p>
        </text:list-item>
        <text:list-item>
          <text:p text:style-name="P9">和我们信恳云对接 完成 jni 可行性验证，用户管理，设备管理</text:p>
          <text:p text:style-name="P9">目前进度 对接信恳云MQTT 和自定义指令部分</text:p>
          <text:p text:style-name="P9"/>
        </text:list-item>
      </text:list>
      <text:p text:style-name="P3">检讨部分</text:p>
      <text:list xml:id="list2706136760" text:style-name="L2">
        <text:list-item>
          <text:p text:style-name="P10">开发解决问题过程，留下单单的word没有 总结提交共享</text:p>
          <text:p text:style-name="P10">解决办法 ：抽时间总结提交共享，后续问题尽力直接提交共享</text:p>
        </text:list-item>
        <text:list-item>
          <text:p text:style-name="P11">我们目前的开发产品线目标不是非常明确，导致我们目前没有技术路线图，会导致我们做部分无用功</text:p>
          <text:p text:style-name="P12">解决办法 ：明确我们产品线规划，根据产品线规划我们的技术路线图</text:p>
        </text:list-item>
        <text:list-item>
          <text:p text:style-name="P11">开发没有明确的规划，导致开发没有到一个明确的阶段又搞其他的去了，开发进度没有很好的管控；</text:p>
          <text:p text:style-name="P12">解决办法 ：每周项目进度目标，遇到问题通知项目 更新目标</text:p>
        </text:list-item>
      </text:list>
      <text:p text:style-name="P4"><text:s text:c="2"/></text:p>
      <text:p text:style-name="P1"><text:soft-page-break/></text:p>
      <text:p text:style-name="P13"/>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pple-system" svg:font-family="apple-system, BlinkMacSystemFont, 'Helvetica Neue', 'PingFang SC', 'Microsoft YaHei', 'Source Han Sans SC', 'Noto Sans CJK SC', 'WenQuanYi Micro Hei',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新宋体" style:font-family-asian="新宋体"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7-03T09:59:32.665000000</dc:date>
    <meta:editing-duration>PT37M26S</meta:editing-duration>
    <meta:editing-cycles>14</meta:editing-cycles>
    <meta:document-statistic meta:table-count="0" meta:image-count="0" meta:object-count="0" meta:page-count="2" meta:paragraph-count="17" meta:word-count="486" meta:character-count="633" meta:non-whitespace-character-count="596"/>
  </office:meta>
</office:document-meta>
</file>